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Ubuntu Mono" svg:font-family="Ubuntu Mono" style:font-family-generic="modern" style:font-pitch="fixed"/>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ListParagraph" style:master-page-name="MP0" style:list-style-name="LFO1" style:family="paragraph">
      <style:paragraph-properties fo:break-before="page"/>
    </style:style>
    <style:style style:name="P2" style:parent-style-name="NormalWeb" style:family="paragraph">
      <style:paragraph-properties fo:border="0.0034in solid #E3E3E3" fo:padding="0in" style:shadow="none" fo:margin-top="0in" fo:margin-bottom="0.2083in" fo:background-color="#171717"/>
    </style:style>
    <style:style style:name="T3" style:parent-style-name="DefaultParagraphFont" style:family="text">
      <style:text-properties style:font-name="Segoe UI" style:font-name-complex="Segoe UI" fo:color="#FFFFFF" fo:font-size="13.5pt" style:font-size-asian="13.5pt" style:font-size-complex="13.5pt"/>
    </style:style>
    <style:style style:name="P4" style:parent-style-name="Normal" style:list-style-name="LFO2" style:family="paragraph">
      <style:paragraph-properties fo:border="0.0034in solid #E3E3E3" fo:padding-top="0in" fo:padding-left="0.0694in" fo:padding-bottom="0in" fo:padding-right="0in" style:shadow="none" fo:margin-bottom="0in" fo:line-height="100%" fo:background-color="#171717"/>
    </style:style>
    <style:style style:name="T5"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6"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7"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8"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9"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10"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11"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12"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13"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14"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15"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16"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17"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18"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19" style:parent-style-name="Normal" style:list-style-name="LFO2" style:family="paragraph">
      <style:paragraph-properties fo:border="0.0034in solid #E3E3E3" fo:padding-top="0in" fo:padding-left="0.0694in" fo:padding-bottom="0in" fo:padding-right="0in" style:shadow="none" fo:margin-bottom="0in" fo:line-height="100%" fo:background-color="#171717"/>
    </style:style>
    <style:style style:name="T20"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21"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22"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23"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24"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25"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6" style:parent-style-name="Normal" style:list-style-name="LFO2" style:family="paragraph">
      <style:paragraph-properties fo:border="0.0034in solid #E3E3E3" fo:padding-top="0in" fo:padding-left="0.0694in" fo:padding-bottom="0in" fo:padding-right="0in" style:shadow="none" fo:margin-bottom="0in" fo:line-height="100%" fo:background-color="#171717"/>
    </style:style>
    <style:style style:name="T27"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28"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29"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30"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31" style:parent-style-name="Normal" style:list-style-name="LFO2" style:family="paragraph">
      <style:paragraph-properties fo:border="0.0034in solid #E3E3E3" fo:padding-top="0in" fo:padding-left="0.0694in" fo:padding-bottom="0in" fo:padding-right="0in" style:shadow="none" fo:margin-bottom="0in" fo:line-height="100%" fo:background-color="#171717"/>
    </style:style>
    <style:style style:name="T32"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33"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34" style:parent-style-name="Normal" style:list-style-name="LFO2" style:family="paragraph">
      <style:paragraph-properties fo:border="0.0034in solid #E3E3E3" fo:padding-top="0in" fo:padding-left="0.0694in" fo:padding-bottom="0in" fo:padding-right="0in" style:shadow="none" fo:margin-bottom="0in" fo:line-height="100%" fo:background-color="#171717"/>
    </style:style>
    <style:style style:name="T35"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36"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37" style:parent-style-name="Normal" style:list-style-name="LFO2" style:family="paragraph">
      <style:paragraph-properties fo:border="0.0034in solid #E3E3E3" fo:padding-top="0in" fo:padding-left="0.0694in" fo:padding-bottom="0in" fo:padding-right="0in" style:shadow="none" fo:margin-bottom="0in" fo:line-height="100%" fo:background-color="#171717"/>
    </style:style>
    <style:style style:name="T38"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39"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40" style:parent-style-name="Normal" style:list-style-name="LFO2" style:family="paragraph">
      <style:paragraph-properties fo:border="0.0034in solid #E3E3E3" fo:padding-top="0in" fo:padding-left="0.0694in" fo:padding-bottom="0in" fo:padding-right="0in" style:shadow="none" fo:margin-bottom="0in" fo:line-height="100%" fo:background-color="#171717"/>
    </style:style>
    <style:style style:name="T41"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42"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43" style:parent-style-name="Normal" style:list-style-name="LFO2" style:family="paragraph">
      <style:paragraph-properties fo:border="0.0034in solid #E3E3E3" fo:padding-top="0in" fo:padding-left="0.0694in" fo:padding-bottom="0in" fo:padding-right="0in" style:shadow="none" fo:margin-bottom="0in" fo:line-height="100%" fo:background-color="#171717"/>
    </style:style>
    <style:style style:name="T44"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45"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46" style:parent-style-name="Normal" style:list-style-name="LFO2" style:family="paragraph">
      <style:paragraph-properties fo:border="0.0034in solid #E3E3E3" fo:padding-top="0in" fo:padding-left="0.0694in" fo:padding-bottom="0in" fo:padding-right="0in" style:shadow="none" fo:margin-bottom="0in" fo:line-height="100%" fo:background-color="#171717"/>
    </style:style>
    <style:style style:name="T47"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48"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49" style:parent-style-name="Normal" style:list-style-name="LFO2" style:family="paragraph">
      <style:paragraph-properties fo:border="0.0034in solid #E3E3E3" fo:padding-top="0in" fo:padding-left="0.0694in" fo:padding-bottom="0in" fo:padding-right="0in" style:shadow="none" fo:margin-bottom="0in" fo:line-height="100%" fo:background-color="#171717"/>
    </style:style>
    <style:style style:name="T50"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51"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52" style:parent-style-name="Normal" style:family="paragraph">
      <style:paragraph-properties fo:border="0.0034in solid #E3E3E3" fo:padding="0in" style:shadow="none" fo:margin-top="0.2083in" fo:margin-bottom="0.0694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53"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style:style>
  </office:automatic-styles>
  <office:body>
    <office:text text:use-soft-page-breaks="true">
      <text:list text:style-name="LFO1" text:continue-numbering="true">
        <text:list-item>
          <text:p text:style-name="P1">List out the features of HTML5.</text:p>
        </text:list-item>
      </text:list>
      <text:p text:style-name="P2"><text:s text:c="7"/>Ans: - <text:s text:c="5"/><text:span text:style-name="T3"><text:line-break/>HTML5, the latest version of the Hypertext Markup Language, introduced several new features and enhancements to improve the web development experience and support modern web standards. Here are some of the key features of HTML5:</text:span></text:p>
      <text:list text:style-name="LFO2" text:continue-numbering="true">
        <text:list-item>
          <text:p text:style-name="P4"><text:span text:style-name="T5">Semantic Elements</text:span><text:span text:style-name="T6">: HTML5 introduced new semantic elements like<text:s/></text:span><text:span text:style-name="T7">&lt;header&gt;</text:span><text:span text:style-name="T8">,<text:s/></text:span><text:span text:style-name="T9">&lt;footer&gt;</text:span><text:span text:style-name="T10">,<text:s/></text:span><text:span text:style-name="T11">&lt;nav&gt;</text:span><text:span text:style-name="T12">,<text:s/></text:span><text:span text:style-name="T13">&lt;article&gt;</text:span><text:span text:style-name="T14">,<text:s/></text:span><text:span text:style-name="T15">&lt;section&gt;</text:span><text:span text:style-name="T16">, and<text:s/></text:span><text:span text:style-name="T17">&lt;aside&gt;</text:span><text:span text:style-name="T18">, which provide a clearer structure to web documents and improve accessibility and search engine optimization.</text:span></text:p>
        </text:list-item>
        <text:list-item>
          <text:p text:style-name="P19"><text:span text:style-name="T20">Audio and Video Support</text:span><text:span text:style-name="T21">: HTML5 includes native support for embedding audio and video content directly into web pages using the<text:s/></text:span><text:span text:style-name="T22">&lt;audio&gt;</text:span><text:span text:style-name="T23"><text:s/>and<text:s/></text:span><text:span text:style-name="T24">&lt;video&gt;</text:span><text:span text:style-name="T25"><text:s/>elements, eliminating the need for third-party plugins like Flash.</text:span></text:p>
        </text:list-item>
        <text:list-item>
          <text:p text:style-name="P26"><text:span text:style-name="T27">Canvas</text:span><text:span text:style-name="T28">: The<text:s/></text:span><text:span text:style-name="T29">&lt;canvas&gt;</text:span><text:span text:style-name="T30"><text:s/>element in HTML5 allows developers to draw graphics, animations, and interactive content dynamically using JavaScript. It provides a powerful and versatile way to create visualizations, games, and multimedia applications directly within the browser.</text:span></text:p>
        </text:list-item>
        <text:list-item>
          <text:p text:style-name="P31"><text:span text:style-name="T32">SVG Support</text:span><text:span text:style-name="T33">: HTML5 added support for Scalable Vector Graphics (SVG), enabling developers to create vector-based graphics and animations that scale seamlessly across different screen sizes and resolutions.</text:span></text:p>
        </text:list-item>
        <text:list-item>
          <text:p text:style-name="P34"><text:span text:style-name="T35">Form Enhancements</text:span><text:span text:style-name="T36">: HTML5 introduced several new input types, such as email, url, tel, date, time, number, and range, along with attributes like placeholder, required, and pattern, to enhance form validation and user experience.</text:span></text:p>
        </text:list-item>
        <text:list-item>
          <text:p text:style-name="P37"><text:span text:style-name="T38">Local Storage</text:span><text:span text:style-name="T39">: HTML5 introduced the localStorage and sessionStorage APIs, which allow web applications to store data locally on the user's device, providing a more efficient and persistent way to manage client-side data without relying on cookies.</text:span></text:p>
        </text:list-item>
        <text:list-item>
          <text:p text:style-name="P40"><text:span text:style-name="T41">Web Workers</text:span><text:span text:style-name="T42">: HTML5 introduced the Web Workers API, which enables developers to run JavaScript code in the background, separate from the main execution thread. This allows for concurrent processing and improved performance, especially for tasks that require heavy computation or asynchronous operations.</text:span></text:p>
        </text:list-item>
        <text:list-item>
          <text:p text:style-name="P43"><text:span text:style-name="T44">Geolocation</text:span><text:span text:style-name="T45">: HTML5 introduced the Geolocation API, which allows web applications to access the user's location information through the browser, enabling location-based services and personalized experiences.</text:span></text:p>
        </text:list-item>
        <text:list-item>
          <text:p text:style-name="P46"><text:span text:style-name="T47">Responsive Design Support</text:span><text:span text:style-name="T48">: HTML5 includes features like media queries, flexible layout options, and viewport settings, which enable developers to create responsive web designs that adapt and optimize the layout and content based on the user's device and screen size.</text:span></text:p>
        </text:list-item>
        <text:list-item>
          <text:p text:style-name="P49"><text:span text:style-name="T50">Accessibility Improvements</text:span><text:span text:style-name="T51">: HTML5 introduced several accessibility enhancements, including landmark roles, aria attributes, and improved support for screen readers and assistive technologies, to make web content more accessible to users with disabilities.</text:span></text:p>
        </text:list-item>
      </text:list>
      <text:p text:style-name="P52">These are just some of the key features of HTML5 that have contributed to the advancement of web development and the creation of richer, more interactive, and accessible web experiences.</text:p>
      <text:p text:style-name="P53">Top of Form</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Ubuntu Mono" svg:font-family="Ubuntu Mono"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fo:hyphenate="fals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style:language-asian="en" style:country-asian="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deep Sahu</meta:initial-creator>
    <dc:creator>Sandeep Sahu</dc:creator>
    <meta:creation-date>2024-02-09T17:08:00Z</meta:creation-date>
    <dc:date>2024-02-09T17:08:00Z</dc:date>
    <meta:template xlink:href="Normal" xlink:type="simple"/>
    <meta:editing-cycles>2</meta:editing-cycles>
    <meta:editing-duration>PT120S</meta:editing-duration>
    <meta:document-statistic meta:page-count="2" meta:paragraph-count="5" meta:word-count="434" meta:character-count="2909" meta:row-count="20" meta:non-whitespace-character-count="2480"/>
  </office:meta>
</office:document-meta>
</file>